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2.813cm"/>
    </style:style>
    <style:style style:name="Table1.C" style:family="table-column">
      <style:table-column-properties style:column-width="0.529cm"/>
    </style:style>
    <style:style style:name="Table1.D" style:family="table-column">
      <style:table-column-properties style:column-width="3.579cm"/>
    </style:style>
    <style:style style:name="Table1.E" style:family="table-column">
      <style:table-column-properties style:column-width="4.304cm"/>
    </style:style>
    <style:style style:name="Table1.F" style:family="table-column">
      <style:table-column-properties style:column-width="3.6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466cm" fo:margin-top="0cm" fo:margin-bottom="0cm" table:align="margins" style:may-break-between-rows="false"/>
    </style:style>
    <style:style style:name="Table2.A" style:family="table-column">
      <style:table-column-properties style:column-width="1.03cm" style:rel-column-width="4365*"/>
    </style:style>
    <style:style style:name="Table2.B" style:family="table-column">
      <style:table-column-properties style:column-width="14.436cm" style:rel-column-width="61170*"/>
    </style:style>
    <style:style style:name="Table2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6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8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BA-22</text:p>
          </table:table-cell>
        </table:table-row>
        <table:table-row>
          <table:table-cell table:style-name="Table1.A1" table:number-columns-spanned="6" office:value-type="string">
            <text:p text:style-name="P5"/>
            <text:p text:style-name="P6">BERITA ACARA </text:p>
            <text:p text:style-name="P6">PENYERAHAN {ISI1}{isi1}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6">Pada hari ini, {nama_hari}, {tgl_surat_terbilang} bertempat di {lokasi_surat}, kami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Nama{isi2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11">{nama1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/ NI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14">{pangkat1}/ NIP. {nip1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abat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jabatan1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>Selanjutnya disebut pihak pertama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2.</text:p>
          </table:table-cell>
          <table:table-cell table:style-name="Table1.A1" office:value-type="string">
            <text:p text:style-name="P3">Nama{isi3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11">{nama2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/ NI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14">{pangkat2}/ NIP. {nip2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abat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jabatan2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>Selanjutnya disebut pihak kedu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/>
            <text:p text:style-name="P3">Dalam rangka pelaksanaan Surat Perintah Kepala {isi4} No {isi5} Tanggal {isi6} dengan disaksikan oleh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[!-- BEGIN sks --]{nourut}</text:p>
          </table:table-cell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3" office:value-type="string">
            <text:p text:style-name="P14">{namasks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Pangkat/ NIP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3" office:value-type="string">
            <text:p text:style-name="P14">{pangkatsks}/ NIP.{nipsks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1">[!-- END sks --]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Pihak Pertama telah menyerahkan kepada Pihak Kedua dan Pihak Kedua telah menerima dari Pihak Pertama barang-barang berupa: {isi7} untuk {isi8} {isi9} sehingga tidak dapat dipergunakan lagi.</text:p>
            <text:p text:style-name="P3"/>
            <text:p text:style-name="P16">Demikian Berita Acara Penyerahan Barang-Barang ini dibuat dengan sebenarnya atas kekuatan sumpah jabatan, kemudian ditutup dan ditandatangani pada hari dan tanggal tersebut di atas.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">Pihak Kedua/</text:p>
            <text:p text:style-name="P4">yang menerim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>Pihak Pertama/</text:p>
            <text:p text:style-name="P4">yang menyerahkan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4">{nama2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>{nama1}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4">{pangkat2}/ NIP. {nip2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>{pangkat1}/ NIP. {nip1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7"><text:soft-page-break/>Saksi-saksi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11">[!-- BEGIN ttdsks --]{nourut}</text:p>
                </table:table-cell>
                <table:table-cell table:style-name="Table2.A1" office:value-type="string">
                  <text:p text:style-name="P14"/>
                  <text:p text:style-name="P14"/>
                  <text:p text:style-name="P14"/>
                  <text:p text:style-name="P14">{namasks}</text:p>
                </table:table-cell>
              </table:table-row>
              <table:table-row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4">{pangkatsks}/ NIP.{nipsks}</text:p>
                </table:table-cell>
              </table:table-row>
              <table:table-row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11">[!-- END ttdsks --]</text:p>
                </table:table-cell>
                <table:table-cell table:style-name="Table2.A1" office:value-type="string">
                  <text:p text:style-name="P15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09:07:38.64</dc:date>
    <meta:editing-cycles>47</meta:editing-cycles>
    <meta:editing-duration>P1DT2H10M37S</meta:editing-duration>
    <meta:document-statistic meta:table-count="2" meta:image-count="0" meta:object-count="0" meta:page-count="2" meta:paragraph-count="52" meta:word-count="164" meta:character-count="1144"/>
    <meta:template xlink:type="simple" xlink:actuate="onRequest" xlink:title="" xlink:href="../pidsus14report.odt/Normal.dotm"/>
  </office:meta>
</office:document-meta>
</file>